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143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style:font-name-asian="Droid Sans Fallback" style:font-name-complex="Lohit Hindi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<text:span text:style-name="T1">Chodnik kopalnii - pole magnetyczne – różnica sygnałów - algorytm 5 – knn3</text:span>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opalnia_DATASIZE_200_KNN_3_distanceAlgorithm_STATISTICS_APLENGTH_7_Algorithms_1_1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1T11:20:22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102" meta:object-count="0"/>
  </office:meta>
</office:document-meta>
</file>